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8f61" officeooo:paragraph-rsid="001c8f61"/>
    </style:style>
    <style:style style:name="P2" style:family="paragraph" style:parent-style-name="Standard" style:list-style-name="L1">
      <style:text-properties officeooo:rsid="001c8f61" officeooo:paragraph-rsid="001c8f61"/>
    </style:style>
    <style:style style:name="P3" style:family="paragraph" style:parent-style-name="Standard" style:list-style-name="L1">
      <style:text-properties officeooo:rsid="001dc082" officeooo:paragraph-rsid="001dc082"/>
    </style:style>
    <style:style style:name="P4" style:family="paragraph" style:parent-style-name="Standard" style:list-style-name="L1">
      <style:text-properties officeooo:rsid="001e21c8" officeooo:paragraph-rsid="001e21c8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ed in order of importance</text:p>
      <text:list xml:id="list3894095805" text:style-name="L1">
        <text:list-item>
          <text:p text:style-name="P2">How do I swap one tab fragment for another? (Search to results)</text:p>
        </text:list-item>
        <text:list-item>
          <text:p text:style-name="P2">How do I use recycleview to set up favorites and / or results?</text:p>
        </text:list-item>
        <text:list-item>
          <text:p text:style-name="P2">How do I add a functional splash page?</text:p>
        </text:list-item>
        <text:list-item>
          <text:p text:style-name="P4">How do I make a textview into a clickable, underlined link?</text:p>
        </text:list-item>
        <text:list-item>
          <text:p text:style-name="P3">How do I add space to the bottom of a constraint layout? (Detail panel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15T22:58:13.354000000</dc:date>
    <meta:editing-duration>PT1H25M55S</meta:editing-duration>
    <meta:editing-cycles>4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6" meta:word-count="68" meta:character-count="327" meta:non-whitespace-character-count="270"/>
  </office:meta>
</office:document-meta>
</file>